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63482" officeooo:paragraph-rsid="00163482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officeooo:rsid="00163482" officeooo:paragraph-rsid="00163482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17bb04" officeooo:paragraph-rsid="0017bb04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185fe3" officeooo:paragraph-rsid="00185fe3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19b0b2" officeooo:paragraph-rsid="0019b0b2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19f62d" officeooo:paragraph-rsid="0019f62d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19f62d" officeooo:paragraph-rsid="001b12e3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1b12e3" officeooo:paragraph-rsid="001b12e3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1b62d7" officeooo:paragraph-rsid="001b62d7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1c7df1" officeooo:paragraph-rsid="001c7df1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1d70bd" officeooo:paragraph-rsid="001d70bd"/>
    </style:style>
    <style:style style:name="P12" style:family="paragraph" style:parent-style-name="Standard">
      <style:paragraph-properties fo:text-align="start" style:justify-single-word="false" fo:break-before="page"/>
      <style:text-properties style:font-name="Arial" style:text-underline-style="none" officeooo:rsid="001ef70a" officeooo:paragraph-rsid="001ef70a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1ef70a" officeooo:paragraph-rsid="001ef70a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officeooo:rsid="001f2ac5" officeooo:paragraph-rsid="001f2ac5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officeooo:rsid="0020f7f5" officeooo:paragraph-rsid="0020f7f5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63482" officeooo:paragraph-rsid="00163482"/>
    </style:style>
    <style:style style:name="T1" style:family="text">
      <style:text-properties officeooo:rsid="0019b0b2"/>
    </style:style>
    <style:style style:name="T2" style:family="text">
      <style:text-properties officeooo:rsid="0019f62d"/>
    </style:style>
    <style:style style:name="T3" style:family="text">
      <style:text-properties officeooo:rsid="001b12e3"/>
    </style:style>
    <style:style style:name="T4" style:family="text">
      <style:text-properties style:text-position="super 58%"/>
    </style:style>
    <style:style style:name="T5" style:family="text">
      <style:text-properties officeooo:rsid="001d4632"/>
    </style:style>
    <style:style style:name="T6" style:family="text">
      <style:text-properties officeooo:rsid="001ebf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6">Rapport de Stage</text:p>
      <text:p text:style-name="P1"/>
      <text:p text:style-name="P2"/>
      <text:p text:style-name="P3">1. Présentation</text:p>
      <text:p text:style-name="P3"/>
      <text:p text:style-name="P3">Valorisation du travail</text:p>
      <text:p text:style-name="P3"><text:tab/>⇒ Attente de la structure ⇒ Travail réalisé</text:p>
      <text:p text:style-name="P3"><text:tab/><text:tab/>⇒ Problème rencontré / Solution trouvé</text:p>
      <text:p text:style-name="P3"><text:tab/>⇒ Tâche restant à faire</text:p>
      <text:p text:style-name="P3"/>
      <text:p text:style-name="P3"><text:tab/>⇒ Difficulté technique à mettre en évidence</text:p>
      <text:p text:style-name="P3"/>
      <text:p text:style-name="P4">Rôle d’un rapport</text:p>
      <text:p text:style-name="P4"><text:tab/>⇒ Permettre a des non-initiés ⇒ Vulgarisation et clarté</text:p>
      <text:p text:style-name="P4"><text:tab/><text:tab/>de se faire une idée du travail à réaliser ⇒ Pour l’évaluer</text:p>
      <text:p text:style-name="P4"><text:tab/></text:p>
      <text:p text:style-name="P4"><text:tab/>⇒ Aller à l’essentiel</text:p>
      <text:p text:style-name="P4"/>
      <text:p text:style-name="P4">Rapport lisible et compréhensible</text:p>
      <text:p text:style-name="P4"><text:tab/>⇒ Grand points vire repérable</text:p>
      <text:p text:style-name="P4"><text:tab/>⇒ Expression correcte et règle de typo</text:p>
      <text:p text:style-name="P4"><text:tab/>⇒ Organisé et clair</text:p>
      <text:p text:style-name="P4"/>
      <text:p text:style-name="P4"><text:tab/><text:span text:style-name="T1">⇒ Minimum 20 pages par rapport</text:span></text:p>
      <text:p text:style-name="P4"/>
      <text:p text:style-name="P5">Préparation du rapport</text:p>
      <text:p text:style-name="P5"><text:tab/>⇒ Prendre des notes tout au long du stage ⇒ Rapport hebdo</text:p>
      <text:p text:style-name="P5"><text:tab/></text:p>
      <text:p text:style-name="P5"><text:tab/>⇒ Poser des questions à son enseignant référent</text:p>
      <text:p text:style-name="P5"><text:tab/></text:p>
      <text:p text:style-name="P5"><text:tab/>⇒ Commencer tôt la rédaction <text:span text:style-name="T2">⇒ Amélioration possible</text:span></text:p>
      <text:p text:style-name="P5"><text:tab/></text:p>
      <text:p text:style-name="P5"/>
      <text:p text:style-name="P6">2. Organisation</text:p>
      <text:p text:style-name="P6"/>
      <text:p text:style-name="P6">Discours ordonné et hiérarchisé</text:p>
      <text:p text:style-name="P6"><text:tab/>⇒ Organiser son propos en 3 rapports</text:p>
      <text:p text:style-name="P6"><text:tab/><text:tab/>⇒ général ⇒ technique ⇒ manuel utilisateur (si besoin)</text:p>
      <text:p text:style-name="P6"/>
      <text:p text:style-name="P6"><text:tab/><text:span text:style-name="T3">⇒ Respect plan rapport général</text:span></text:p>
      <text:p text:style-name="P6"><text:tab/><text:tab/><text:span text:style-name="T3">⇒ Intro</text:span></text:p>
      <text:p text:style-name="P6"><text:tab/><text:tab/><text:span text:style-name="T3">⇒ Structure</text:span></text:p>
      <text:p text:style-name="P6"><text:tab/><text:tab/><text:span text:style-name="T3">⇒ Sujet·s</text:span></text:p>
      <text:p text:style-name="P6"><text:tab/><text:tab/><text:span text:style-name="T3">⇒ Besoin client</text:span></text:p>
      <text:p text:style-name="P6"><text:tab/><text:tab/><text:span text:style-name="T3">⇒ Mise en œuvre</text:span></text:p>
      <text:p text:style-name="P6"><text:tab/><text:tab/><text:span text:style-name="T3">⇒ Analyse du stage</text:span></text:p>
      <text:p text:style-name="P6"><text:tab/><text:tab/><text:span text:style-name="T3">⇒ Conclusion</text:span></text:p>
      <text:p text:style-name="P6"/>
      <text:p text:style-name="P6"><text:tab/><text:span text:style-name="T3">⇒ Page de garde complète</text:span></text:p>
      <text:p text:style-name="P6"><text:tab/><text:span text:style-name="T3">⇒ Page blanche</text:span></text:p>
      <text:p text:style-name="P6"><text:tab/><text:span text:style-name="T3">⇒ Remerciement</text:span></text:p>
      <text:p text:style-name="P6"><text:tab/><text:span text:style-name="T3">⇒ Sommaire complet (Max 3 niveaux)</text:span></text:p>
      <text:p text:style-name="P7"><text:soft-page-break/><text:tab/><text:span text:style-name="T3">⇒ Liste d’abréviation (si besoin)</text:span></text:p>
      <text:p text:style-name="P7"><text:tab/><text:span text:style-name="T3">⇒ Texte (n° page)</text:span></text:p>
      <text:p text:style-name="P7"><text:tab/><text:span text:style-name="T3">⇒ Nouvelle partie == nouvelle page</text:span></text:p>
      <text:p text:style-name="P7"><text:tab/><text:span text:style-name="T3">⇒ Table des figures</text:span></text:p>
      <text:p text:style-name="P7"><text:tab/><text:span text:style-name="T3">⇒ Glossaire si besoin</text:span></text:p>
      <text:p text:style-name="P7"><text:tab/><text:span text:style-name="T3">⇒ Bibliographie/stiographie</text:span></text:p>
      <text:p text:style-name="P7"><text:tab/><text:span text:style-name="T3">⇒ Sommaire des annexes</text:span></text:p>
      <text:p text:style-name="P7"><text:tab/><text:span text:style-name="T3">⇒ Annexes</text:span></text:p>
      <text:p text:style-name="P7"><text:tab/><text:span text:style-name="T3">⇒ Table des matières (si plus de 3 niveaux)</text:span></text:p>
      <text:p text:style-name="P7"><text:tab/><text:span text:style-name="T3">⇒ Couverture dos cartonnée</text:span></text:p>
      <text:p text:style-name="P7"><text:tab/><text:span text:style-name="T3">⇒ Reliure spirale </text:span></text:p>
      <text:p text:style-name="P7"/>
      <text:p text:style-name="P7"/>
      <text:p text:style-name="P8">3. Contenu</text:p>
      <text:p text:style-name="P8"/>
      <text:p text:style-name="P8">Introduction</text:p>
      <text:p text:style-name="P8"><text:tab/>⇒ Intérêts et attentes de la structure par rapport au(x) sujet·s</text:p>
      <text:p text:style-name="P8"><text:tab/></text:p>
      <text:p text:style-name="P8"><text:tab/>⇒ Présentation brève du ou des sujet·s</text:p>
      <text:p text:style-name="P8"><text:tab/></text:p>
      <text:p text:style-name="P8"/>
      <text:p text:style-name="P8">Structure</text:p>
      <text:p text:style-name="P8"><text:tab/>⇒ La structure (histoire, CA…)</text:p>
      <text:p text:style-name="P8"><text:tab/></text:p>
      <text:p text:style-name="P8"><text:tab/>⇒ Le secteur d’activité</text:p>
      <text:p text:style-name="P8"/>
      <text:p text:style-name="P8"><text:tab/>⇒ Voir poste</text:p>
      <text:p text:style-name="P8"/>
      <text:p text:style-name="P8"><text:tab/>⇒ Votre position dans l’organigramme</text:p>
      <text:p text:style-name="P8"/>
      <text:p text:style-name="P9">Présentation du/des sujet·s</text:p>
      <text:p text:style-name="P9"><text:tab/>⇒ Contexte précis ⇒ Avantage/Problème</text:p>
      <text:p text:style-name="P9"><text:tab/></text:p>
      <text:p text:style-name="P9"><text:tab/>⇒ Sujet·s présenté·s en détail</text:p>
      <text:p text:style-name="P9"><text:tab/><text:tab/>⇒ Faire percevoir (intérêt du stage, sa qualité, ses enjeux, ses difficultés)</text:p>
      <text:p text:style-name="P9"/>
      <text:p text:style-name="P10">Expression du besoin client</text:p>
      <text:p text:style-name="P10"><text:tab/>⇒ Descriptif</text:p>
      <text:p text:style-name="P10"><text:tab/><text:tab/>⇒ Fonctionnel, exhaustif mais pas indigeste, neutre : présent/ 3<text:span text:style-name="T4">e</text:span> personne</text:p>
      <text:p text:style-name="P10"><text:tab/></text:p>
      <text:p text:style-name="P10"><text:tab/><text:span text:style-name="T5">⇒ 3 parties</text:span></text:p>
      <text:p text:style-name="P10"><text:tab/><text:tab/><text:span text:style-name="T5">⇒ Descriptif fonctionnel, contrainte technique, contrainte temporelle</text:span></text:p>
      <text:p text:style-name="P10"/>
      <text:p text:style-name="P11">Mise en œuvre </text:p>
      <text:p text:style-name="P11"><text:tab/>⇒ Regard critique</text:p>
      <text:p text:style-name="P11"><text:tab/><text:tab/>⇒ sur le travail demandé</text:p>
      <text:p text:style-name="P11"><text:tab/><text:tab/>⇒ sur votre capacité à le réaliser</text:p>
      <text:p text:style-name="P11"/>
      <text:p text:style-name="P11"><text:tab/>⇒ Choix argumentés</text:p>
      <text:p text:style-name="P11"><text:tab/><text:tab/>⇒ Difficultés et résolution de celles-ci mises en avant</text:p>
      <text:p text:style-name="P11"/>
      <text:p text:style-name="P11"><text:tab/><text:span text:style-name="T6">⇒ Possibilité de propositions pour améliorer</text:span></text:p>
      <text:p text:style-name="P12">Analyse du stage</text:p>
      <text:p text:style-name="P13"><text:tab/>⇒ Différence avant/après</text:p>
      <text:p text:style-name="P13"><text:tab/></text:p>
      <text:p text:style-name="P13"><text:tab/>⇒ Bilan concernant votre travail</text:p>
      <text:p text:style-name="P13"><text:tab/><text:tab/>⇒ Quels changements si stage à refaire</text:p>
      <text:p text:style-name="P13"><text:tab/></text:p>
      <text:p text:style-name="P13"><text:tab/>⇒ Bilan de compétences</text:p>
      <text:p text:style-name="P13"/>
      <text:p text:style-name="P14">Conclusion</text:p>
      <text:p text:style-name="P14"><text:tab/>⇒ Bilan fonctionnel pour l’entreprise : mission menée à bout ?</text:p>
      <text:p text:style-name="P14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9:59:09.900102105</meta:creation-date>
    <dc:date>2024-12-09T10:42:42.960771694</dc:date>
    <meta:editing-duration>PT33M6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3" meta:paragraph-count="90" meta:word-count="389" meta:character-count="2387" meta:non-whitespace-character-count="1984"/>
  </office:meta>
</office:document-meta>
</file>